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78751" officeooo:paragraph-rsid="00178751"/>
    </style:style>
    <style:style style:name="P2" style:family="paragraph" style:parent-style-name="Standard">
      <style:paragraph-properties fo:text-align="center" style:justify-single-word="false"/>
      <style:text-properties fo:font-size="14pt" officeooo:rsid="00178751" officeooo:paragraph-rsid="0017875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8751" officeooo:paragraph-rsid="0017875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78751" officeooo:paragraph-rsid="0022df9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8751" officeooo:paragraph-rsid="0027e0d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8751" officeooo:paragraph-rsid="002d4ef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78751" officeooo:paragraph-rsid="00178751" style:font-size-asian="12pt" style:font-weight-asian="bold" style:font-size-complex="12pt" style:font-weight-complex="bold"/>
    </style:style>
    <style:style style:name="T1" style:family="text">
      <style:text-properties officeooo:rsid="00194f64"/>
    </style:style>
    <style:style style:name="T2" style:family="text">
      <style:text-properties officeooo:rsid="001efbed"/>
    </style:style>
    <style:style style:name="T3" style:family="text">
      <style:text-properties officeooo:rsid="0022df97"/>
    </style:style>
    <style:style style:name="T4" style:family="text">
      <style:text-properties officeooo:rsid="00247b01"/>
    </style:style>
    <style:style style:name="T5" style:family="text">
      <style:text-properties officeooo:rsid="0026081f"/>
    </style:style>
    <style:style style:name="T6" style:family="text">
      <style:text-properties officeooo:rsid="0029587e"/>
    </style:style>
    <style:style style:name="T7" style:family="text">
      <style:text-properties officeooo:rsid="002bbf8c"/>
    </style:style>
    <style:style style:name="T8" style:family="text">
      <style:text-properties officeooo:rsid="002d4efb"/>
    </style:style>
    <style:style style:name="T9" style:family="text">
      <style:text-properties style:text-position="sub 58%" officeooo:rsid="002d4efb"/>
    </style:style>
    <style:style style:name="T10" style:family="text">
      <style:text-properties style:text-position="0% 100%" officeooo:rsid="002d4efb"/>
    </style:style>
    <style:style style:name="T11" style:family="text">
      <style:text-properties officeooo:rsid="0030fcc0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5665 Homework 4</text:p>
      <text:p text:style-name="P7">Tan 3.2</text:p>
      <text:p text:style-name="P3"/>
      <text:p text:style-name="P3"><text:tab/>a. <text:span text:style-name="T5">Gini = 0.5</text:span></text:p>
      <text:p text:style-name="P3"><text:tab/>b. <text:span text:style-name="T5">Gini = 0.95</text:span></text:p>
      <text:p text:style-name="P3"><text:tab/>c. <text:span text:style-name="T5">Gini = 0.48</text:span></text:p>
      <text:p text:style-name="P3"><text:tab/>d. <text:span text:style-name="T5">Gini = 0.524</text:span></text:p>
      <text:p text:style-name="P5"><text:tab/>e. <text:span text:style-name="T5">Gini = 0.63</text:span></text:p>
      <text:p text:style-name="P3"><text:tab/>f. <text:span text:style-name="T6">Gender is the best attribute to use between gender, car type, and shirt size.</text:span></text:p>
      <text:p text:style-name="P3"><text:tab/>g. <text:span text:style-name="T5">Because using Customer ID does not generalize well – it just memorizes the data set.</text:span></text:p>
      <text:p text:style-name="P3"><text:tab/></text:p>
      <text:p text:style-name="P7">Tan 3.3</text:p>
      <text:p text:style-name="P3"/>
      <text:p text:style-name="P3"><text:tab/>a. <text:span text:style-name="T7">a1 entropy = 0.61, a2 entropy = 0.66</text:span></text:p>
      <text:p text:style-name="P3"><text:tab/>b. <text:span text:style-name="T11">a1 gain = , a2 gain = </text:span></text:p>
      <text:p text:style-name="P3"><text:tab/>c.</text:p>
      <text:p text:style-name="P3"><text:tab/>d.</text:p>
      <text:p text:style-name="P3"><text:tab/>e.</text:p>
      <text:p text:style-name="P3"><text:tab/>f.</text:p>
      <text:p text:style-name="P3"/>
      <text:p text:style-name="P7">Tan 3.6</text:p>
      <text:p text:style-name="P3"/>
      <text:p text:style-name="P3"><text:tab/>a.</text:p>
      <text:p text:style-name="P3"><text:tab/>b.</text:p>
      <text:p text:style-name="P3"><text:tab/>c.</text:p>
      <text:p text:style-name="P3"/>
      <text:p text:style-name="P7">Tan 3.8</text:p>
      <text:p text:style-name="P3"><text:tab/></text:p>
      <text:p text:style-name="P3"><text:tab/>a.</text:p>
      <text:p text:style-name="P3"><text:tab/>b.</text:p>
      <text:p text:style-name="P3"><text:tab/>c.</text:p>
      <text:p text:style-name="P3"><text:tab/>d.</text:p>
      <text:p text:style-name="P3"><text:tab/>e.</text:p>
      <text:p text:style-name="P3"/>
      <text:p text:style-name="P7">Tan 3.12 </text:p>
      <text:p text:style-name="P3"/>
      <text:p text:style-name="P3"><text:tab/>a. <text:span text:style-name="T8">I would expect T</text:span><text:span text:style-name="T9">10</text:span><text:span text:style-name="T10"> to work better on unseen instances, as T</text:span><text:span text:style-name="T9">100</text:span><text:span text:style-name="T10"> may be overfitted to the training data.</text:span></text:p>
      <text:p text:style-name="P6"><text:tab/>b. <text:span text:style-name="T8">I would choose T</text:span><text:span text:style-name="T9">10</text:span><text:span text:style-name="T10">, as the accuracy is close between both trees, while T</text:span><text:span text:style-name="T9">10</text:span><text:span text:style-name="T10"> is likely to be more generalized for other data, and is more consistent between accuracy of A and B.</text:span><text:span text:style-name="T8"> </text:span></text:p>
      <text:p text:style-name="P3"/>
      <text:p text:style-name="P7">Tan 4.1</text:p>
      <text:p text:style-name="P3"/>
      <text:p text:style-name="P4"><text:tab/>a. <text:span text:style-name="T3">No, depending on the dataset it is very possible for rules to overlap.</text:span></text:p>
      <text:p text:style-name="P3"><text:tab/>b. <text:span text:style-name="T3">No, there is no rule that covers rust.</text:span></text:p>
      <text:p text:style-name="P3"><text:tab/>c. <text:span text:style-name="T1">Yes, for example, if the mileage→low, air conditioner→working, and engine→bad, the value could be high or low depending on the ordering between mileage and the other rules.</text:span></text:p>
      <text:p text:style-name="P3"><text:tab/>d. <text:span text:style-name="T4">Not if the rules were ordered.</text:span></text:p>
      <text:p text:style-name="P3"/>
      <text:p text:style-name="P7">Tan 4.4 </text:p>
      <text:p text:style-name="P3"><text:tab/>a. <text:span text:style-name="T2">Accuracy: R1 = 0.8, R2 = 0.75, R3 = 0.53. R1 is the best according to Accuracy.</text:span></text:p>
      <text:p text:style-name="P3"><text:soft-page-break/><text:tab/>b. <text:span text:style-name="T2">FOIL: R1 = 5.55, R2 = 39.65, R3 = 96.76. R3 is the best according to FO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8751" officeooo:paragraph-rsid="001787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Morgenegg A0207265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43:58.594281364</meta:creation-date>
    <dc:date>2019-02-09T17:58:01.492389308</dc:date>
    <meta:editing-duration>PT1H27M37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2" meta:paragraph-count="40" meta:word-count="248" meta:character-count="1216" meta:non-whitespace-character-count="970"/>
  </office:meta>
</office:document-meta>
</file>